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Sender.dispose( String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nder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send( LateralElementDescriptor l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LateralTCPSend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init( String host , int 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ateralTCPSender.getAddressByName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TCPSender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sendAndReceive( LateralElementDescriptor l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LateralTCPSender.setRemoteHost( String remote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LateralTCPSender( ITCPLateralCacheAttributes 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